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Heading_20_1" style:master-page-name="MP0">
      <style:paragraph-properties style:page-number="auto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bookmark0"/>GALENI DE DIGNOTIONE Ex IN-<text:line-break/>SOMNIIS LIBELLVS.<text:bookmark-end text:name="bookmark0"/></text:h>
      <text:p text:style-name="P1">Insomnium vero c<text:span text:style-name="Default_20_Paragraph_20_Font"><text:span text:style-name="T1">o</text:span></text:span>rporis affectionem nobis indicati<text:line-break/>Si quis in somnis incendium quidem rideat, a flava bile ve-<text:line-break/>xatur; fi fumum, vel caliginem, vel prosundas tenebras,<text:line-break/>ab atra bile; imber vero frigidam humilitatem abundare<text:line-break/>indicat; nix et glacies et grando pituitam frigidam. Sa<text:span text:style-name="Default_20_Paragraph_20_Font"><text:span text:style-name="T1">n</text:span></text:span>e<text:line-break/>et tempori et nutrimento sumpto mentem oportet adhibere.<text:line-break/>Nam qui nive conspergi fibi videtur, si in accessionis inva-<text:line-break/>sione, quae cum rigore, vel horrore, vel persiigeratione<text:line-break/>fiat, hoc imaginatus suerit, tempori plus, non corporis af</text:p>
      <text:p text:style-name="P2">fectioni, tribuendum est; si lu declinatione tale insomnium<text:line-break/>viderit, firmiorem nobis indicationem exhibebit frigiditatis<text:line-break/>exuperantium humorum; adhucque etiam magis, si nihil<text:line-break/>ex pituitosis eduliis comederit, quibus in ventriculo conten-<text:line-break/>tis, talis quaedam imaginatio fieri contingit, quamvis, quae<text:line-break/>in toto corpore .est affectio, similis non existat. Sed quo-<text:line-break/>riam in somnis non ex corporis affectionibus solum, fed et<text:line-break/>ex iis, quae quotidie agere solemus, anima imaginatur, imo<text:line-break/>nonnulla en iis etiam, quae cogitavimus, ac rane etiam quae-<text:line-break/>dant fatidica ab ea praenunciantur, (nam et hoc experientia<text:line-break/>confirmatur,] difficilis. certe efficitur dign<text:span text:style-name="Default_20_Paragraph_20_Font"><text:span text:style-name="T1">atio</text:span></text:span> c<text:span text:style-name="Default_20_Paragraph_20_Font"><text:span text:style-name="T1">o</text:span></text:span>rporis exis-<text:line-break/>fomnlis, quae e corpore excitantur. Si enim ab iis dun-<text:line-break/>taxat, quae quotidie agimus, vel cogitamus, op<text:span text:style-name="Default_20_Paragraph_20_Font"><text:span text:style-name="T1">o</text:span></text:span>rte<text:span text:style-name="Default_20_Paragraph_20_Font"><text:span text:style-name="T1">r</text:span></text:span>et ipfum<text:line-break/>discernere, nihil utique difficultatis esset, quaecunque nec<text:line-break/>. acta, nec cogitata sunt, ea censere ex corp<text:span text:style-name="Default_20_Paragraph_20_Font"><text:span text:style-name="T1">o</text:span></text:span>re excitari ; at<text:line-break/>l qu<text:span text:style-name="Default_20_Paragraph_20_Font"><text:span text:style-name="T1">o</text:span></text:span>niam etiam vaticinia quaedam esse concedimus, quom<text:span text:style-name="Default_20_Paragraph_20_Font"><text:span text:style-name="T1">o.,<text:line-break/></text:span></text:span>d<text:span text:style-name="Default_20_Paragraph_20_Font"><text:span text:style-name="T1">o</text:span></text:span> haec ab iis, quae ex c<text:span text:style-name="Default_20_Paragraph_20_Font"><text:span text:style-name="T1">o</text:span></text:span>rpore excitantur, discernuntur,<text:line-break/>haud facile diri potest. C<text:span text:style-name="Default_20_Paragraph_20_Font"><text:span text:style-name="T1">o</text:span></text:span>nspexerat enim quidam, alterum</text:p>
      <text:p text:style-name="P3">erus sibi lapideum evasisse, iudicarantqne plerique, qui in<text:line-break/>lusce rebus periti habebuntur, ad ferves insomnium hoc<text:line-break/>pertinere; at ille eo crure resolutus est, cum nemo id no-<text:line-break/>strum expectasset. Palaestritam item, qui lu sanguinis ci-<text:line-break/>sterna stare, ac nix eam supereminere sibi ridebatur, co-<text:line-break/>piam sanguinis habere, evacuationeque indigere coniecimus.<text:line-break/>Nonuulli vero, quum ori lice sudatura essent, in calidarum<text:line-break/>aquarum cisternis lavari natareque arbitrabantur. lta quo-<text:line-break/>qne imaginatio bibendi ultra expletionem admodum sitienti-<text:line-break/>bus, quemadmodum insaturabiliter comedendi esurienti-<text:line-break/>bus, venere utendi femine repletis accidit. videtur enim<text:line-break/>in fomnis anima in corporis prosundum ingressa et ab ex-<text:line-break/>ternis sensilibus digressa affectionem, quae in corpore est,<text:line-break/>sentire, atque eorum omnium, quae appetit, tanquam jam<text:line-break/>praesentium, vi<text:span text:style-name="Default_20_Paragraph_20_Font"><text:span text:style-name="T1">t</text:span></text:span>a concipere. Et, si haec ita habent, nihil<text:line-break/>sene minun fuerit, si, quum animalis facultas ab humorum<text:line-break/>copia gravata vexatur , homines vix fe ipsius movere ac</text:p>
      <text:p text:style-name="P3">onera quaedam ferre per somnum imaginentur t e contra<text:line-break/>vero, quum levis superfluitatibusque vacans affectio corpo-<text:line-break/>ris sit, si, qui ita funt affecti, fe vel volare vel velocissime<text:line-break/>currere per insomnium rideant, quum animae visa cor-<text:line-break/>poris affectionibus semper assimilentur, ita ut etiam, qui<text:line-break/>affecti sunt, graveolentia vel beneolentia percipere videam-<text:line-break/>tar. Qui enim in stercore et coeno fe ver fari imaginantur,<text:line-break/>vel humores pravos graveolentesque et putrefactos in <text:span text:style-name="Default_20_Paragraph_20_Font"><text:span text:style-name="T1">t</text:span></text:span>e ha<text:span text:style-name="Default_20_Paragraph_20_Font"><text:span text:style-name="T1">r<text:line-break/></text:span></text:span>bent, vel copiam ssercoris in intestinis contenti ; qui autum<text:line-break/>contra, quam lu, funt affecti, ac in loris beneolentibus ver-<text:line-break/>sari fe credunt, contrariam habere lu corpore affectionem est<text:line-break/>censendum. Quae igitur labor antes in insomniis vident,<text:line-break/>sequo agere arbitrantur, saepe haec nobis humorum tum<text:line-break/>defectus, tum excessus, tum qualitates coindicabu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6</dc:title>
    <dc:subject/>
    <meta:initial-creator>Galien</meta:initial-creator>
    <meta:creation-date>2023-01-10T13:52:00Z</meta:creation-date>
    <dc:date>2023-01-10T14:55:33.688000000</dc:date>
    <meta:editing-cycles>3</meta:editing-cycles>
    <meta:editing-duration>PT2M35S</meta:editing-duration>
    <meta:document-statistic meta:table-count="0" meta:image-count="0" meta:object-count="0" meta:page-count="4" meta:paragraph-count="5" meta:word-count="500" meta:character-count="3437" meta:non-whitespace-character-count="2942"/>
    <meta:template xlink:type="simple" xlink:actuate="onRequest" xlink:title="" xlink:href="Normal.dotm"/>
  </office:meta>
</office:document-meta>
</file>